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 Light" svg:font-family="'Source Code Pro Light'" style:font-adornments="Light" style:font-pitch="fixed"/>
    <style:font-face style:name="Source Code Pro Medium" svg:font-family="'Source Code Pro Medium'" style:font-adornments="Regular" style:font-pitch="fixed"/>
  </office:font-face-decls>
  <office:automatic-styles>
    <style:style style:name="Table1" style:family="table">
      <style:table-properties style:width="14.2431in" fo:break-before="auto" fo:break-after="auto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4153in" style:rel-column-width="6512*"/>
    </style:style>
    <style:style style:name="Table1.B" style:family="table-column">
      <style:table-column-properties style:column-width="12.8278in" style:rel-column-width="59023*"/>
    </style:style>
    <style:style style:name="Table1.1" style:family="table-row">
      <style:table-row-properties fo:background-color="#dee6ef" fo:keep-together="auto">
        <style:background-image/>
      </style:table-row-properties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lways"/>
    </style:style>
    <style:style style:name="Table1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4.2431in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4146in" style:rel-column-width="6510*"/>
    </style:style>
    <style:style style:name="Table2.B" style:family="table-column">
      <style:table-column-properties style:column-width="12.8285in" style:rel-column-width="59025*"/>
    </style:style>
    <style:style style:name="Table2.1" style:family="table-row">
      <style:table-row-properties fo:background-color="#dee6ef" fo:keep-together="auto">
        <style:background-image/>
      </style:table-row-properties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P1" style:family="paragraph" style:parent-style-name="List_20_Contents">
      <style:paragraph-properties fo:margin-left="0in" fo:margin-right="0in" fo:text-indent="0in" style:auto-text-indent="false"/>
      <style:text-properties officeooo:rsid="00123a61" officeooo:paragraph-rsid="00123a61"/>
    </style:style>
    <style:style style:name="P2" style:family="paragraph" style:parent-style-name="List_20_Contents">
      <style:paragraph-properties fo:margin-left="0in" fo:margin-right="0in" fo:text-indent="0in" style:auto-text-indent="false"/>
      <style:text-properties officeooo:rsid="00123a61" officeooo:paragraph-rsid="001f7311"/>
    </style:style>
    <style:style style:name="P3" style:family="paragraph" style:parent-style-name="Standard">
      <style:text-properties officeooo:rsid="0011b908" officeooo:paragraph-rsid="0011b908"/>
    </style:style>
    <style:style style:name="P4" style:family="paragraph" style:parent-style-name="Standard">
      <style:text-properties officeooo:rsid="0011b908" officeooo:paragraph-rsid="001f7311"/>
    </style:style>
    <style:style style:name="P5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6ddd" officeooo:paragraph-rsid="008b6d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1eae" officeooo:paragraph-rsid="00648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0c7e" officeooo:paragraph-rsid="00683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e54fc" officeooo:paragraph-rsid="00ee5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efNumb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311" officeooo:paragraph-rsid="001f73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0e82" officeooo:paragraph-rsid="01000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oc-L1">
      <loext:graphic-properties draw:fill="none"/>
      <style:paragraph-properties fo:margin-left="0in" fo:margin-right="0in" fo:margin-top="0.0201in" fo:margin-bottom="0.0201in" style:contextual-spacing="false" fo:text-align="start" style:justify-single-word="false" fo:text-indent="0.25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0e82" officeooo:paragraph-rsid="01042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7d76" officeooo:paragraph-rsid="01057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697a" officeooo:paragraph-rsid="01086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73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Doc-L1">
      <style:paragraph-properties fo:text-align="start" style:justify-single-word="false"/>
      <style:text-properties officeooo:paragraph-rsid="01057319"/>
    </style:style>
    <style:style style:name="P17" style:family="paragraph" style:parent-style-name="Doc-L1">
      <loext:graphic-properties draw:fill="none"/>
      <style:paragraph-properties fo:margin-left="0.5in" fo:margin-right="0in" fo:margin-top="0.0201in" fo:margin-bottom="0.0201in" style:contextual-spacing="false" fo:text-align="start" style:justify-single-word="false" fo:text-indent="0.25in" style:auto-text-indent="false" fo:background-color="transparent" text:number-lines="false" text:line-number="0"/>
      <style:text-properties officeooo:paragraph-rsid="01057319"/>
    </style:style>
    <style:style style:name="P18" style:family="paragraph" style:parent-style-name="Doc-L1">
      <style:paragraph-properties fo:text-align="start" style:justify-single-word="false"/>
      <style:text-properties officeooo:paragraph-rsid="0108697a"/>
    </style:style>
    <style:style style:name="P19" style:family="paragraph" style:parent-style-name="Doc-L1">
      <style:paragraph-properties fo:text-align="start" style:justify-single-word="false"/>
      <style:text-properties officeooo:paragraph-rsid="00e57c8b"/>
    </style:style>
    <style:style style:name="P20" style:family="paragraph" style:parent-style-name="RefNumber">
      <style:text-properties officeooo:rsid="002bac07" officeooo:paragraph-rsid="002bac07"/>
    </style:style>
    <style:style style:name="P21" style:family="paragraph" style:parent-style-name="RefNumber">
      <style:text-properties officeooo:rsid="002f92ed" officeooo:paragraph-rsid="002f92ed"/>
    </style:style>
    <style:style style:name="P22" style:family="paragraph" style:parent-style-name="RefNumber">
      <style:text-properties officeooo:rsid="0064419a" officeooo:paragraph-rsid="0064419a"/>
    </style:style>
    <style:style style:name="P23" style:family="paragraph" style:parent-style-name="RefNumber">
      <style:text-properties officeooo:rsid="00683f9c" officeooo:paragraph-rsid="00683f9c"/>
    </style:style>
    <style:style style:name="P24" style:family="paragraph" style:parent-style-name="RefNumber">
      <style:text-properties officeooo:rsid="008b6ddd" officeooo:paragraph-rsid="008b6ddd"/>
    </style:style>
    <style:style style:name="P25" style:family="paragraph" style:parent-style-name="RefNumber">
      <style:text-properties officeooo:rsid="00205660" officeooo:paragraph-rsid="00205660"/>
    </style:style>
    <style:style style:name="P26" style:family="paragraph" style:parent-style-name="Standard">
      <style:text-properties officeooo:rsid="01034978" officeooo:paragraph-rsid="01034978"/>
    </style:style>
    <style:style style:name="P27" style:family="paragraph" style:parent-style-name="Standard">
      <style:text-properties fo:font-size="9pt" officeooo:rsid="01042e1b" officeooo:paragraph-rsid="0011b908" style:font-size-asian="9pt" style:font-size-complex="9pt"/>
    </style:style>
    <style:style style:name="P28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c60bb" officeooo:paragraph-rsid="010c6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c60bb" officeooo:paragraph-rsid="010d5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e8f9c" officeooo:paragraph-rsid="011089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697a" officeooo:paragraph-rsid="0111d2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e6f" officeooo:paragraph-rsid="0111d2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22a52" officeooo:paragraph-rsid="01122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Heading_20_1">
      <style:text-properties style:font-name="Liberation Sans" fo:font-size="18.2000007629395pt" fo:font-weight="bold" officeooo:rsid="01042e1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042e1b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e8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a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7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6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573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6e4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869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106e4c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105731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1042e1b" style:font-weight-asian="bold" style:font-weight-complex="bold"/>
    </style:style>
    <style:style style:name="T15" style:family="text">
      <style:text-properties officeooo:rsid="00850c7e"/>
    </style:style>
    <style:style style:name="T16" style:family="text">
      <style:text-properties officeooo:rsid="00d6a868"/>
    </style:style>
    <style:style style:name="T17" style:family="text">
      <style:text-properties officeooo:rsid="01042e1b"/>
    </style:style>
    <style:style style:name="T18" style:family="text">
      <style:text-properties fo:color="#728e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9" style:family="text">
      <style:text-properties fo:color="#4e5b61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0" style:family="text">
      <style:text-properties fo:color="#d354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1" style:family="text">
      <style:text-properties fo:color="#005c5f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2" style:family="text">
      <style:text-properties officeooo:rsid="010d5314"/>
    </style:style>
    <style:style style:name="T23" style:family="text">
      <style:text-properties officeooo:rsid="0110897d"/>
    </style:style>
    <style:style style:name="T24" style:family="text">
      <style:text-properties officeooo:rsid="0111d2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Nixi Tube Clock</text:p>
      <text:h text:style-name="P34" text:outline-level="1">Arduino Code Documentation</text:h>
      <text:p text:style-name="P26">Release <text:span text:style-name="T17">tbd</text:span></text:p>
      <text:p text:style-name="P26"/>
      <text:p text:style-name="P3">This document contains <text:span text:style-name="T17">detailed Arduino </text:span>code documentation for the <text:span text:style-name="T1">M</text:span><text:span text:style-name="T2">GRA &amp; AFCH Nixi Tube clock, model Arduino Shield Nixie IN-14</text:span> Musescore plugin. Within the code are reference numbers in the form of CD-##. Those are pointers to the matching reference ID number within this document.</text:p>
      <text:h text:style-name="Heading_20_2" text:outline-level="2">Outstanding TO-DOs</text:h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Ref#</text:p>
          </table:table-cell>
          <table:table-cell table:style-name="Table1.A1" office:value-type="string">
            <text:p text:style-name="P10">TO-DO Description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float" office:value="0">
            <text:p text:style-name="P11"><text:span text:style-name="T14">EU/US Date Flip</text:span>. The thing where the euro date format shows first for a flash, then it flips to the US date format.</text:p>
          </table:table-cell>
        </table:table-row>
        <table:table-row table:style-name="Table1.3">
          <table:table-cell table:style-name="Table1.A2" office:value-type="string">
            <text:p text:style-name="P9"/>
          </table:table-cell>
          <table:table-cell table:style-name="Table1.B2" office:value-type="float" office:value="0">
            <text:p text:style-name="P12"><text:span text:style-name="T13">Create Night Sleep Timer</text:span>: Create code to put the display tubes to sleep at night, and auto-wake up in the morning.</text:p>
          </table:table-cell>
        </table:table-row>
        <table:table-row table:style-name="Table1.4">
          <table:table-cell table:style-name="Table1.A4" office:value-type="string">
            <text:p text:style-name="P9"/>
          </table:table-cell>
          <table:table-cell table:style-name="Table1.B4">
            <text:p text:style-name="P8"/>
          </table:table-cell>
        </table:table-row>
      </table:table>
      <text:p text:style-name="P1"/>
      <text:h text:style-name="Heading_20_2" text:outline-level="2">Code Document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RefNumber">Ref#</text:p>
          </table:table-cell>
          <table:table-cell table:style-name="Table2.A1" office:value-type="string">
            <text:p text:style-name="P15">Documentation</text:p>
          </table:table-cell>
        </table:table-row>
        <table:table-row table:style-name="Table2.2">
          <table:table-cell table:style-name="Table2.A2" office:value-type="string">
            <text:p text:style-name="P20">C<text:span text:style-name="T15">D</text:span>-0<text:span text:style-name="T16">1</text:span></text:p>
          </table:table-cell>
          <table:table-cell table:style-name="Table2.A2" office:value-type="string">
            <text:p text:style-name="P16"><text:span text:style-name="T8">Turn Off Arduino Internal Green LE</text:span><text:span text:style-name="T10">D &amp; Remove IR Remote Feature</text:span><text:span text:style-name="T3">. </text:span><text:span text:style-name="T4">T</text:span><text:span text:style-name="T5">his is harder than it looks. Turns out that the Arduino SPI SCK and MOSI signals at pins D51 &amp; D52 have been tied to pins D11 and D13. You can see this is the schmatic. So if you mess with pin-13, which is the hard-coded pin that the Arduino internal LED is connected to, you interfere with the clock signal for the IC which drives the nixi tube display segments (the HV57708 chip). I asked GRA/AFCH about this:</text:span></text:p>
            <text:p text:style-name="P17"><text:span text:style-name="T5">“</text:span><text:span text:style-name="T12">We do not use pin 13 in our Clocks in our current configuration. And the connection is made for compatibility reasons between the UNO and MEGA, including the older versions.</text:span><text:span text:style-name="T5">”</text:span></text:p>
            <text:p text:style-name="P18"><text:span text:style-name="T4">S</text:span><text:span text:style-name="T5">o based on this I bent over the header pin that connects into the Arduio at pin-13, such that it no longer connects into the Arduino, so that I could control PIN-13 from the Arduino code and turn that LED off in the setup code.</text:span></text:p>
            <text:p text:style-name="P18"><text:span text:style-name="T9">BUT</text:span><text:span text:style-name="T6"> – it </text:span><text:span text:style-name="T7">also </text:span><text:span text:style-name="T6">turns out that deep in the code for the infrared remote control feature is a function that blinks the internal LED on pin-13. This is inside Irremote.h. Line 81 is: </text:span><text:span text:style-name="T18"># define</text:span><text:span text:style-name="T19"> </text:span><text:span text:style-name="T20">BLINKLED</text:span><text:span text:style-name="T19"> </text:span><text:span text:style-name="T21">13</text:span><text:span text:style-name="T6">. <text:s/></text:span></text:p>
            <text:p text:style-name="P18"><text:span text:style-name="T11">Since I will never use an IR remote with this clock I have removed all the code associated with the IR remote control</text:span><text:span text:style-name="T6">.</text:span></text:p>
            <text:p text:style-name="P13"/>
            <text:p text:style-name="P14"><text:span text:style-name="T13">Last Update</text:span>: 2023-02-12</text:p>
          </table:table-cell>
        </table:table-row>
        <table:table-row table:style-name="Table2.3">
          <table:table-cell table:style-name="Table2.A2" office:value-type="string">
            <text:p text:style-name="P25">C<text:span text:style-name="T15">D</text:span>-02</text:p>
          </table:table-cell>
          <table:table-cell table:style-name="Table2.A2" office:value-type="string">
            <text:p text:style-name="Doc-L1"><text:span text:style-name="T13">RGB LEDs on One Fixed Color</text:span>. This is a user-configurable feature through the mode setting functions. In the code the variable “<text:span text:style-name="Code">LEDsLock</text:span>” holds this setting. If <text:span text:style-name="Code">LEDsLock</text:span> is <text:span text:style-name="Code">TRUE</text:span> then the backlight LEDs are fixed on one color. The setting of <text:span text:style-name="Code">LEDsLock</text:span> is persistently stored in the EEPROM. If <text:span text:style-name="Code">LEDsLock</text:span> is <text:span text:style-name="Code">TRUE</text:span>, then the RDG LED colors are set from the R, G, B values that are stored in EEPROM. So you’ll see, for example: <text:span text:style-name="Code">if (LEDsLock == 1) setLEDsFromEEPROM();</text:span> <text:s/>And <text:span text:style-name="Code">void setLEDsFromEEPROM()</text:span> is defined in the module rotateFireWorks_SK.ino.</text:p>
          </table:table-cell>
        </table:table-row>
        <table:table-row table:style-name="Table2.4">
          <table:table-cell table:style-name="Table2.A2" office:value-type="string">
            <text:p text:style-name="P20">C<text:span text:style-name="T15">D</text:span>-03</text:p>
          </table:table-cell>
          <table:table-cell table:style-name="Table2.A2" office:value-type="string">
            <text:p text:style-name="P28"><text:span text:style-name="T13">Intensity of RGB LED Under the Blinking Dots Column</text:span>. Because, for me, the LED that is under the blinking dots column shines too bright, and interferes with the appearence of the blinking dots I created ability to lower the intensity of the RGB-LED under the dots column. </text:p>
            <text:p text:style-name="P28"><text:span text:style-name="T1">NOTE-1</text:span>: Since I have the 4-digit clock (HH:MM) I did not attempt to make the code work for clocks with two dot columns. </text:p>
            <text:p text:style-name="P28"><text:span text:style-name="T1">NOTE-2</text:span>: I hard-coded an intensity adjustment into my patch. There is no provision for a user-configurable setting via the back panel controls. To adjust the intensity you have to change the code in the the rotateFireWorks_SK.ino module.</text:p>
            <text:p text:style-name="P33">Note-3: As I find the rotating color changes of the LEDs default behavior to be too distracting, I have set my clock to display only a single LED backlight color. Thus I have attempted to add this change to the color rotation code. However, doing so is probably just a matter of copying the code change I made in <text:span text:style-name="Code">setLEDsFromEEPROM()</text:span> over to the <text:span text:style-name="Code">rotateFireWorks()</text:span> function.</text:p>
            <text:p text:style-name="P29">Taking note <text:span text:style-name="T22">of </text:span><text:span text:style-name="T13">CD-02</text:span> above, this change is <text:span text:style-name="T22">implemented via updates to code that is in the </text:span><text:span text:style-name="Code">rotateFireWorks_SK.ino</text:span> <text:span text:style-name="T22">file.</text:span></text:p>
            <text:p text:style-name="P30"><text:span text:style-name="T13">Approach</text:span>: In the loop where the LED colors are set and displayed, inside of <text:span text:style-name="Code">setLEDsFromEEPROM()</text:span>, <text:span text:style-name="T23">I reduce </text:span>each R,G,B color value for the column’s pixel <text:span text:style-name="T23">by the</text:span><text:span text:style-name="Code"> #define COLdim</text:span><text:span text:style-name="T23"> </text:span><text:span text:style-name="T24">statement </text:span><text:span text:style-name="T23">at the top of the rotateFireWorks_SK.ino file. </text:span>Reducing the value of each color has the effect of retaining the set color, but dimming the brightness.</text:p>
            <text:p text:style-name="P32"/>
            <text:p text:style-name="P31"><text:span text:style-name="T13">Last Update</text:span>: 2023-0<text:span text:style-name="T24">3</text:span>-<text:span text:style-name="T24">0</text:span>2</text:p>
          </table:table-cell>
        </table:table-row>
        <table:table-row table:style-name="Table2.5">
          <table:table-cell table:style-name="Table2.A2" office:value-type="string">
            <text:p text:style-name="P21">C<text:span text:style-name="T15">D</text:span>-04</text:p>
          </table:table-cell>
          <table:table-cell table:style-name="Table2.A2" office:value-type="string">
            <text:p text:style-name="P19"/>
          </table:table-cell>
        </table:table-row>
        <table:table-row table:style-name="Table2.6">
          <table:table-cell table:style-name="Table2.A2" office:value-type="string">
            <text:p text:style-name="P22">C<text:span text:style-name="T15">D</text:span>-05</text:p>
          </table:table-cell>
          <table:table-cell table:style-name="Table2.A2" office:value-type="string">
            <text:p text:style-name="P6"/>
          </table:table-cell>
        </table:table-row>
        <table:table-row table:style-name="Table2.7">
          <table:table-cell table:style-name="Table2.A2" office:value-type="string">
            <text:p text:style-name="P23">C<text:span text:style-name="T15">D</text:span>-06</text:p>
          </table:table-cell>
          <table:table-cell table:style-name="Table2.A2" office:value-type="string">
            <text:p text:style-name="P7"/>
          </table:table-cell>
        </table:table-row>
        <table:table-row table:style-name="TableLine9439563271307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5"/>
          </table:table-cell>
        </table:table-row>
      </table:table>
      <text:p text:style-name="P2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 Light" svg:font-family="'Source Code Pro Light'" style:font-adornments="Light" style:font-pitch="fixed"/>
    <style:font-face style:name="Source Code Pro Medium" svg:font-family="'Source Code Pro Medium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RefNumber" style:family="paragraph" style:parent-style-name="Table_20_Contents">
      <style:paragraph-properties fo:margin-top="0.0201in" fo:margin-bottom="0.0201in" style:contextual-spacing="false" fo:text-align="center" style:justify-single-word="false" style:snap-to-layout-grid="tru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23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oc-L1" style:family="paragraph" style:parent-style-name="Table_20_Contents">
      <style:paragraph-properties fo:margin-left="0in" fo:margin-right="0in" fo:margin-top="0.0201in" fo:margin-bottom="0.0201in" style:contextual-spacing="false" fo:text-align="start" style:justify-single-word="false" fo:text-indent="0.25in" style:auto-text-indent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23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Code" style:family="text">
      <style:text-properties fo:color="#000000" loext:opacity="100%" style:text-outline="false" style:text-line-through-style="none" style:text-line-through-type="none" style:font-name="Source Code Pro Light" fo:font-family="'Source Code Pro Light'" style:font-style-name="Light" style:font-pitch="fixed" fo:font-size="12pt" fo:font-style="normal" fo:text-shadow="none" style:text-underline-style="none" fo:font-weight="250" officeooo:rsid="00123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5:57:24.348823275</meta:creation-date>
    <dc:date>2023-03-02T17:51:29.279211298</dc:date>
    <meta:editing-duration>P1DT4M37S</meta:editing-duration>
    <meta:editing-cycles>132</meta:editing-cycles>
    <meta:generator>LibreOffice/7.2.7.2$Linux_X86_64 LibreOffice_project/20$Build-2</meta:generator>
    <meta:document-statistic meta:table-count="2" meta:image-count="0" meta:object-count="0" meta:page-count="1" meta:paragraph-count="32" meta:word-count="678" meta:character-count="3901" meta:non-whitespace-character-count="3249"/>
  </office:meta>
</office:document-meta>
</file>